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2fb97" officeooo:paragraph-rsid="0032fb97"/>
    </style:style>
    <style:style style:name="P2" style:family="paragraph" style:parent-style-name="Standard">
      <style:text-properties officeooo:rsid="003492bf" officeooo:paragraph-rsid="003492bf"/>
    </style:style>
    <style:style style:name="T1" style:family="text">
      <style:text-properties officeooo:rsid="00349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Объём 3000 символов</text:p>
      <text:p text:style-name="P1">2. Тематика сайта: Служба доставки Икеа</text:p>
      <text:p text:style-name="P1">3. Статья будет находится в категории блог(Полезная информация)</text:p>
      <text:p text:style-name="P1">4. Тема: Текстиль для малышей Икеа</text:p>
      <text:p text:style-name="P1"><text:a xlink:type="simple" xlink:href="http://www.ikea.com/ru/ru/catalog/categories/departments/Textiles/18690/" text:style-name="Internet_20_link" text:visited-style-name="Visited_20_Internet_20_Link">http://www.ikea.com/ru/ru/catalog/categories/departments/Textiles/18690/</text:a></text:p>
      <text:p text:style-name="P1">Здесь есть немного про эколгичность производства хлопка:</text:p>
      <text:p text:style-name="P1"><text:a xlink:type="simple" xlink:href="http://www.ikea.com/ms/ru_RU/this-is-ikea/people-and-planet/energy-and-resources/index.html#cotton?icid=iba" text:style-name="Internet_20_link" text:visited-style-name="Visited_20_Internet_20_Link">http://www.ikea.com/ms/ru_RU/this-is-ikea/people-and-planet/energy-and-resources/index.html#cotton?icid=iba</text:a>|ru|children_ctg|201710271554392715_3</text:p>
      <text:p text:style-name="P1">5.<text:span text:style-name="T1">Ключевики выделить жирным. Выбрать 5 штук из списка:</text:span></text:p>
      <text:p text:style-name="P1"/>
      <text:p text:style-name="P2">текстиль для малышей икеа</text:p>
      <text:p text:style-name="P2">икеа текстиль для малышей</text:p>
      <text:p text:style-name="P2">икеа постельное белье для новорожденных</text:p>
      <text:p text:style-name="P2">икеа постельное белье детское</text:p>
      <text:p text:style-name="P2">икеа постельное белье для малышей</text:p>
      <text:p text:style-name="P2">икеа постельное белье отзывы</text:p>
      <text:p text:style-name="P2">текстиль для детской икеа</text:p>
      <text:p text:style-name="P2">текстиль для детей икеа</text:p>
      <text:p text:style-name="P2">икеа текстиль</text:p>
      <text:p text:style-name="P2">икеа постельное белье для детей</text:p>
      <text:p text:style-name="P2"/>
      <text:p text:style-name="P2">Важно,чтобы ключевое слово было именно в такой падежной форме, в которой указано в списке и использовалось один раз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2:27:01.233900093</meta:creation-date>
    <dc:date>2017-12-13T09:39:04.555137765</dc:date>
    <meta:editing-duration>PT12M23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19" meta:word-count="100" meta:character-count="871" meta:non-whitespace-character-count="790"/>
  </office:meta>
</office:document-meta>
</file>